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54pt" style:font-size-asian="72pt" style:font-size-complex="72pt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54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System Call dengan Strace</text:span></text:p>
          </draw:text-box>
        </draw:frame>
        <draw:frame presentation:style-name="pr2" draw:text-style-name="P3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Apa itu system call?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ystem call adalah cara terprogram di mana program komputer meminta layanan dari kernel sistem operasi menjalankannya</text:p>
                <text:p/>
              </text:list-item>
              <text:list-item>
                <text:p>Untuk lebih lengkapnya <text:a xlink:href="https://lms.onnocenter.or.id/wiki/index.php/OS:_Mengerti_System_Call" xlink:type="simple">https://lms.onnocenter.or.id/wiki/index.php/OS:_Mengerti_System_Call</text:a>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Strace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trace merupakan tool yang berguna untuk memahami bagaima program berinteraksi dengan Sistem Operasi</text:p>
                <text:p/>
              </text:list-item>
              <text:list-item>
                <text:p>Melacak semua system call yang dibuat oleh program</text:p>
                <text:p/>
              </text:list-item>
              <text:list-item>
                <text:p>Memberitahu argumen yang diberikan dan mempunyai kemampuan filterasi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Tracing Eksekusi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trace file_executable</text:p>
              </text:list-item>
              <text:list-item>
                <text:p>-o <text:tab/>output_file → menyimpan hasil tracing ke file teks</text:p>
              </text:list-item>
              <text:list-item>
                <text:p>-t <text:tab/>timestamp → menampilkan waktu real saat eksekusi</text:p>
              </text:list-item>
              <text:list-item>
                <text:p>-r <text:tab/>relative timestamp → menampilkan waktu secara relatif</text:p>
              </text:list-item>
              <text:list-item>
                <text:p>-e<text:tab/>sys_call → memfilter syscall tertentu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Apa yang bisa dilakukan strace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Bisa digunakan untuk bahasa interpreted seperti python</text:p>
                <text:p/>
              </text:list-item>
              <text:list-item>
                <text:p>Bisa digunakan untuk mengetahui cara kerja program yang sudah diinstall (linux) 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Trace sesuai syscall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trace -e open,socket,connect,recv executable_file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Trace sesuai program yang berjalan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udo strace -p id_proses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Statistics Syscall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trace -c exe_argument → membuat tabel syscall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1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4:16:58.755357343</meta:creation-date>
    <meta:editing-duration>PT3H30M43S</meta:editing-duration>
    <meta:editing-cycles>41</meta:editing-cycles>
    <meta:generator>LibreOffice/7.3.2.2$Linux_X86_64 LibreOffice_project/30$Build-2</meta:generator>
    <dc:title>Vivid</dc:title>
    <dc:date>2022-04-27T10:51:49.869379397</dc:date>
    <meta:document-statistic meta:object-count="88"/>
  </office:meta>
</office:document-meta>
</file>